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677H09M09.889051S" calcext:value-type="time">
            <text:p>677:09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5H33M09.267S" calcext:value-type="time">
            <text:p>05:33</text:p>
          </table:table-cell>
          <table:table-cell table:style-name="ce3"/>
          <table:table-cell office:value-type="string" calcext:value-type="string">
            <text:p>InteriorPosition() bounds assert fix, throw tweaks, markers &amp; drawing!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0H02M49.054S" calcext:value-type="time">
            <text:p>30:02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 style:data-style-name="N2" text:time-value="07:57:53.31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19T13:14:16.085000000</dc:date>
    <dc:creator>Benjamin Laws</dc:creator>
    <meta:editing-duration>P28DT18H3M42S</meta:editing-duration>
    <meta:editing-cycles>761</meta:editing-cycles>
    <meta:generator>LibreOffice/7.2.6.2$Windows_X86_64 LibreOffice_project/b0ec3a565991f7569a5a7f5d24fed7f52653d754</meta:generator>
    <meta:document-statistic meta:table-count="2" meta:cell-count="982" meta:object-count="0"/>
  </office:meta>
</office:document-meta>
</file>